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맑은고딕" svg:font-family="맑은고딕"/>
    <style:font-face style:name="바탕1" svg:font-family="바탕"/>
    <style:font-face style:name="T4" svg:font-family="T4" style:font-family-generic="swiss"/>
    <style:font-face style:name="T8" svg:font-family="T8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P1" style:family="paragraph" style:parent-style-name="Preformatted_20_Text">
      <style:text-properties style:language-asian="ko" style:country-asian="KR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font-size="13pt" style:font-size-asian="13pt" style:language-asian="ko" style:country-asian="KR" style:font-size-complex="13pt"/>
    </style:style>
    <style:style style:name="P4" style:family="paragraph" style:parent-style-name="Preformatted_20_Text">
      <style:text-properties style:font-name="맑은고딕" fo:font-size="15pt" style:font-name-asian="맑은고딕" style:font-size-asian="15pt" style:language-asian="ko" style:country-asian="KR" style:font-size-complex="15pt"/>
    </style:style>
    <style:style style:name="P5" style:family="paragraph" style:parent-style-name="Preformatted_20_Text" style:list-style-name="">
      <style:paragraph-properties fo:text-align="start" style:justify-single-word="false" style:text-autospace="none"/>
      <style:text-properties style:font-name="맑은고딕" fo:font-size="15pt" style:font-name-asian="맑은고딕" style:font-size-asian="15pt" style:language-asian="ko" style:country-asian="KR" style:font-name-complex="T4" style:font-size-complex="15pt"/>
    </style:style>
    <style:style style:name="P6" style:family="paragraph" style:parent-style-name="Preformatted_20_Text">
      <style:text-properties style:font-name="맑은고딕" fo:font-size="15pt" style:font-name-asian="맑은고딕" style:font-size-asian="15pt" style:font-size-complex="15pt"/>
    </style:style>
    <style:style style:name="P7" style:family="paragraph" style:parent-style-name="Preformatted_20_Text">
      <style:text-properties style:font-name="맑은고딕" style:font-name-asian="맑은고딕" style:language-asian="ko" style:country-asian="KR"/>
    </style:style>
    <style:style style:name="P8" style:family="paragraph" style:parent-style-name="Preformatted_20_Text">
      <style:paragraph-properties fo:text-align="end" style:justify-single-word="false"/>
      <style:text-properties style:font-name="맑은고딕" fo:font-size="13pt" style:font-name-asian="맑은고딕" style:font-size-asian="13pt" style:language-asian="ko" style:country-asian="KR" style:font-size-complex="13pt"/>
    </style:style>
    <style:style style:name="P9" style:family="paragraph" style:parent-style-name="Preformatted_20_Text">
      <style:paragraph-properties fo:text-align="center" style:justify-single-word="false"/>
      <style:text-properties style:font-name="맑은고딕" fo:font-size="25pt" style:font-name-asian="맑은고딕" style:font-size-asian="25pt" style:language-asian="ko" style:country-asian="KR" style:font-size-complex="25pt"/>
    </style:style>
    <style:style style:name="P10" style:family="paragraph" style:parent-style-name="Preformatted_20_Text">
      <style:paragraph-properties fo:break-before="page"/>
      <style:text-properties style:font-name="맑은고딕" fo:font-size="15pt" style:font-name-asian="맑은고딕" style:font-size-asian="15pt" style:language-asian="ko" style:country-asian="KR" style:font-size-complex="15pt"/>
    </style:style>
    <style:style style:name="P11" style:family="paragraph" style:parent-style-name="Standard">
      <style:text-properties style:font-name="바탕" fo:font-size="11pt" style:font-name-asian="바탕" style:font-size-asian="11pt" style:language-asian="ko" style:country-asian="KR" style:font-size-complex="11pt"/>
    </style:style>
    <style:style style:name="P12" style:family="paragraph" style:parent-style-name="Standard" style:list-style-name="">
      <style:paragraph-properties fo:text-align="start" style:justify-single-word="false" style:text-autospace="none"/>
      <style:text-properties style:font-name="바탕" fo:font-size="11pt" style:font-name-asian="바탕" style:font-size-asian="11pt" style:font-name-complex="T4" style:font-size-complex="11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font-name="바탕" fo:font-size="11pt" style:font-name-asian="바탕" style:font-size-asian="11pt" style:font-size-complex="11pt"/>
    </style:style>
    <style:style style:name="T1" style:family="text">
      <style:text-properties style:language-asian="ko" style:country-asian="KR"/>
    </style:style>
    <style:style style:name="T2" style:family="text">
      <style:text-properties style:font-name="바탕1" fo:font-weight="bold" style:font-name-asian="바탕1" style:font-weight-asian="bold" style:font-name-complex="바탕1" style:font-weight-complex="bold"/>
    </style:style>
    <style:style style:name="T3" style:family="text">
      <style:text-properties style:font-name="바탕1" fo:font-weight="bold" style:font-name-asian="바탕1" style:language-asian="ko" style:country-asian="KR" style:font-weight-asian="bold" style:font-name-complex="바탕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language-asian="ko" style:country-asian="KR" style:font-weight-asian="bold" style:font-weight-complex="bold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3pt" style:font-size-asian="13pt" style:font-name-complex="T8" style:font-size-complex="13pt"/>
    </style:style>
    <style:style style:name="T8" style:family="text">
      <style:text-properties style:font-name-complex="T4"/>
    </style:style>
    <style:style style:name="T9" style:family="text">
      <style:text-properties style:font-name-complex="T8"/>
    </style:style>
    <style:style style:name="T10" style:family="text">
      <style:text-properties style:font-name="맑은고딕" fo:font-size="13pt" style:font-name-asian="맑은고딕" style:font-size-asian="13pt" style:font-name-complex="T4" style:font-size-complex="13pt"/>
    </style:style>
    <style:style style:name="T11" style:family="text">
      <style:text-properties style:font-name="맑은고딕" fo:font-size="13pt" style:font-name-asian="맑은고딕" style:font-size-asian="13pt" style:language-asian="ko" style:country-asian="KR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Simple-IO-1 보고서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제출일: 2012년 9월 28일<text:tab/></text:p>
      <text:p text:style-name="P8">학번: 0692024 <text:s text:c="6"/></text:p>
      <text:p text:style-name="P8">이름: 심규민 <text:s text:c="6"/></text:p>
      <text:p text:style-name="P8"/>
      <text:p text:style-name="P10">1. 실험 목표</text:p>
      <text:p text:style-name="P4"/>
      <text:p text:style-name="P4"><text:span text:style-name="T6">1.1 과제1 </text:span></text:p>
      <text:p text:style-name="P11"><text:span text:style-name="T10"/></text:p>
      <text:p text:style-name="P11"><text:span text:style-name="T8">프로그램이 시작되면, BARLED1의 LED 하나가 켜지고, KEY_LEFT,</text:span></text:p>
      <text:p text:style-name="P12">KEY_RIGHT를 <text:span text:style-name="T9">누</text:span>를 때 마다, 각각 왼쪽, 오른쪽으로 한 <text:span text:style-name="T9">칸</text:span>씩 켜진 LED가 <text:span text:style-name="T9">옮겨 </text:span>가는 <text:span text:style-name="T9">것</text:span>이다.</text:p>
      <text:p text:style-name="P12">켜진 LED가 BARLED1의 오른쪽 끝이면 KEY_RIGHT를 눌러도 <text:span text:style-name="T9">변</text:span>화가 <text:span text:style-name="T9">없</text:span>어<text:span text:style-name="T9">야 </text:span>하며, 반대로</text:p>
      <text:p text:style-name="P12">BARLED1의 왼쪽 끝에서는 KEY_LEFT를 눌러도 <text:span text:style-name="T9">변</text:span>화가 <text:span text:style-name="T9">없</text:span>어<text:span text:style-name="T9">야 </text:span>한다. 이 실험 동<text:span text:style-name="T9">안</text:span></text:p>
      <text:p text:style-name="P12">BARLED2는 모두 <text:span text:style-name="T9">꺼</text:span>진 <text:span text:style-name="T9">채</text:span>로 <text:span text:style-name="T9">둔</text:span>다.</text:p>
      <text:p text:style-name="P12"/>
      <text:p text:style-name="P5"><text:span text:style-name="T7">1.2 과제2</text:span></text:p>
      <text:p text:style-name="P5"><text:span text:style-name="T7"/></text:p>
      <text:p text:style-name="P12">위 과제 A를 BARLED1, BARLED2 모두를 이용해서 하는데, 이번<text:span text:style-name="T9">엔 </text:span>KEY_L,</text:p>
      <text:p text:style-name="P12">KEY_R을 이용한다. 또 BARLED1의 왼쪽 끝에서 KEY_L을 <text:span text:style-name="T9">누르</text:span>면 BARLED2의 오른쪽 끝</text:p>
      <text:p text:style-name="P12">LED로 켜진 LED가 <text:span text:style-name="T9">옮겨</text:span>가고, 반대로 BARLED2의 오른쪽 끝에서 KEY_R을 <text:span text:style-name="T9">누르</text:span>면</text:p>
      <text:p text:style-name="P12">BARLED1의 왼쪽 끝 LED가 켜지도록 한다. 또 BARLED1의 오른쪽 끝과 BARLED2의 왼쪽</text:p>
      <text:p text:style-name="P12">끝에서 각각 KEY_L, KEY_R이 눌리면, 다른 Bar LED로 켜진 LED가 <text:span text:style-name="T9">건너</text:span>가도록 하여, <text:span text:style-name="T9">결국</text:span></text:p>
      <text:p text:style-name="P13"><text:span text:style-name="T8">LED가 KEY_ </text:span><text:span text:style-name="T9">좌</text:span><text:span text:style-name="T8">우로 </text:span><text:span text:style-name="T9">회전</text:span><text:span text:style-name="T8">도록 동작시</text:span><text:span text:style-name="T9">킨</text:span><text:span text:style-name="T8">다.</text:span></text:p>
      <text:p text:style-name="P13"><text:span text:style-name="T8"/></text:p>
      <text:p text:style-name="P6"><text:span text:style-name="T1">2.코드 수정 설명</text:span></text:p>
      <text:p text:style-name="P4"/>
      <text:p text:style-name="P7"><text:span text:style-name="T6">1.1과제1 코드 설명</text:span></text:p>
      <text:p text:style-name="P1"><text:span text:style-name="T6"><text:s/></text:span><text:s/></text:p>
      <text:p text:style-name="Preformatted_20_Text">void Exp_1_Homework_A(void) {</text:p>
      <text:p text:style-name="Preformatted_20_Text"><text:tab/>u16 sw;</text:p>
      <text:p text:style-name="Preformatted_20_Text"><text:tab/>u8 led_state = 0x08; <text:span text:style-name="T2">←</text:span><text:span text:style-name="T4"> </text:span><text:span text:style-name="T5">BA</text:span><text:span text:style-name="T4">RLED1</text:span><text:span text:style-name="T5">의 시작부분 (4번째 칸으로 지정)</text:span></text:p>
      <text:p text:style-name="Preformatted_20_Text"><text:tab/>u8 key_pressed = FALSE; </text:p>
      <text:p text:style-name="Preformatted_20_Text"/>
      <text:p text:style-name="Preformatted_20_Text"><text:tab/>writeb_virtual_io(BARLED1, led_state);</text:p>
      <text:p text:style-name="Preformatted_20_Text"><text:tab/>writeb_virtual_io(BARLED2, 0);<text:span text:style-name="T1"> </text:span><text:span text:style-name="T3">← BARLED2 안 켜지게 설정</text:span></text:p>
      <text:p text:style-name="Preformatted_20_Text"><text:tab/>while (1) {</text:p>
      <text:p text:style-name="Preformatted_20_Text"/>
      <text:p text:style-name="Preformatted_20_Text"><text:tab/><text:tab/>sw = NDS_SWITCH();</text:p>
      <text:p text:style-name="P2">//<text:span text:style-name="T1">BARLED1의 상태가 가장 왼쪽인지 판단한후 가장 왼쪽이면 키입력을 무효로 하고 아닌경우 왼쪽으로 1칸식이동</text:span></text:p>
      <text:p text:style-name="Preformatted_20_Text"><text:tab/><text:tab/>if (((key_pressed == FALSE) &amp;&amp; (sw &amp; KEY_LEFT))) {</text:p>
      <text:p text:style-name="Preformatted_20_Text"/>
      <text:p text:style-name="Preformatted_20_Text"><text:tab/><text:tab/><text:tab/>key_pressed = TRUE;</text:p>
      <text:p text:style-name="Preformatted_20_Text"/>
      <text:p text:style-name="Preformatted_20_Text"><text:tab/><text:tab/><text:tab/>if (led_state &gt;= 0x80) {</text:p>
      <text:p text:style-name="Preformatted_20_Text"><text:tab/><text:tab/><text:tab/><text:tab/>key_pressed = FALSE;</text:p>
      <text:p text:style-name="Preformatted_20_Text"><text:tab/><text:tab/><text:tab/>} else {</text:p>
      <text:p text:style-name="Preformatted_20_Text"><text:tab/><text:tab/><text:tab/><text:tab/>led_state = led_state * 2;</text:p>
      <text:p text:style-name="Preformatted_20_Text"><text:tab/><text:tab/><text:tab/>}</text:p>
      <text:p text:style-name="Preformatted_20_Text"><text:tab/><text:tab/><text:tab/>writeb_virtual_io(BARLED1, led_state);</text:p>
      <text:p text:style-name="Preformatted_20_Text"/>
      <text:p text:style-name="Preformatted_20_Text"><text:soft-page-break/><text:tab/><text:tab/>}</text:p>
      <text:p text:style-name="P2">///<text:span text:style-name="T1">BARLED1의 상태가 가장 오른쪽인지 판단한후 가장 오른쪽이면 키입력을 무효로 하고 아닌경우 오른쪽으로 1칸식이동</text:span></text:p>
      <text:p text:style-name="Preformatted_20_Text"/>
      <text:p text:style-name="Preformatted_20_Text"><text:tab/><text:tab/>if (((key_pressed == FALSE) &amp;&amp; (sw &amp; KEY_RIGHT))) {</text:p>
      <text:p text:style-name="Preformatted_20_Text"><text:tab/><text:tab/><text:tab/>key_pressed = TRUE;</text:p>
      <text:p text:style-name="Preformatted_20_Text"><text:tab/><text:tab/><text:tab/>if (led_state &lt;= 0x01) {</text:p>
      <text:p text:style-name="Preformatted_20_Text"><text:tab/><text:tab/><text:tab/><text:tab/>key_pressed = FALSE;</text:p>
      <text:p text:style-name="Preformatted_20_Text"><text:tab/><text:tab/><text:tab/>} else {</text:p>
      <text:p text:style-name="Preformatted_20_Text"><text:tab/><text:tab/><text:tab/><text:tab/>led_state = led_state / 2;</text:p>
      <text:p text:style-name="Preformatted_20_Text"><text:tab/><text:tab/><text:tab/>}</text:p>
      <text:p text:style-name="Preformatted_20_Text"><text:tab/><text:tab/><text:tab/>writeb_virtual_io(BARLED1, led_state);</text:p>
      <text:p text:style-name="Preformatted_20_Text"/>
      <text:p text:style-name="Preformatted_20_Text"><text:tab/><text:tab/>}</text:p>
      <text:p text:style-name="Preformatted_20_Text"/>
      <text:p text:style-name="Preformatted_20_Text"><text:tab/><text:tab/>if ((key_pressed == TRUE) &amp;&amp; (!(sw &amp; KEY_LEFT)) &amp;&amp; (!(sw &amp; KEY_RIGHT)))</text:p>
      <text:p text:style-name="Preformatted_20_Text"><text:tab/><text:tab/><text:tab/>key_pressed = FALSE;</text:p>
      <text:p text:style-name="Preformatted_20_Text"/>
      <text:p text:style-name="Preformatted_20_Text"><text:tab/><text:tab/>if (NDS_SWITCH() &amp; KEY_START)</text:p>
      <text:p text:style-name="Preformatted_20_Text"><text:tab/><text:tab/><text:tab/>break;</text:p>
      <text:p text:style-name="Preformatted_20_Text"><text:tab/><text:tab/>vTaskDelay(50);</text:p>
      <text:p text:style-name="Preformatted_20_Text"><text:tab/>}</text:p>
      <text:p text:style-name="Preformatted_20_Text"><text:tab/>while (NDS_SWITCH() &amp; KEY_START)</text:p>
      <text:p text:style-name="Preformatted_20_Text"><text:tab/><text:tab/>vTaskDelay(10);<text:tab/><text:tab/>// Wait while START KEY is being pressed</text:p>
      <text:p text:style-name="Preformatted_20_Text">}</text:p>
      <text:p text:style-name="Preformatted_20_Text"/>
      <text:p text:style-name="Preformatted_20_Text"><text:span text:style-name="T11">1.2 과제2 코드 설명</text:span></text:p>
      <text:p text:style-name="P3"/>
      <text:p text:style-name="Preformatted_20_Text">void Exp_1_Homework_B(void) {</text:p>
      <text:p text:style-name="Preformatted_20_Text"><text:tab/>u16 sw;</text:p>
      <text:p text:style-name="Preformatted_20_Text"><text:tab/>u8 Rled_state = 0x08; <text:span text:style-name="T4"><text:s/></text:span><text:span text:style-name="T2">←</text:span><text:span text:style-name="T4"> </text:span><text:span text:style-name="T5">BA</text:span><text:span text:style-name="T4">RLED1</text:span><text:span text:style-name="T5">의 시작부분 (4번째 칸으로 지정)</text:span></text:p>
      <text:p text:style-name="Preformatted_20_Text"><text:tab/>u8 Gled_state = 0; <text:span text:style-name="T2">←</text:span><text:span text:style-name="T4"> </text:span><text:span text:style-name="T5">BA</text:span><text:span text:style-name="T4">RLED2</text:span><text:span text:style-name="T5">의 시작부분 (꺼짐)</text:span></text:p>
      <text:p text:style-name="Preformatted_20_Text"><text:tab/>u8 key_pressed = FALSE;</text:p>
      <text:p text:style-name="Preformatted_20_Text"><text:tab/>int swap = 0; <text:span text:style-name="T2">←0</text:span><text:span text:style-name="T3">일때 BARLED1 상태 ,1일때 BARLED2상태</text:span></text:p>
      <text:p text:style-name="Preformatted_20_Text"/>
      <text:p text:style-name="Preformatted_20_Text"><text:tab/>writeb_virtual_io(BARLED1, Rled_state);</text:p>
      <text:p text:style-name="Preformatted_20_Text"><text:tab/>writeb_virtual_io(BARLED2, Gled_state);</text:p>
      <text:p text:style-name="Preformatted_20_Text"><text:tab/>while (1) {</text:p>
      <text:p text:style-name="Preformatted_20_Text"/>
      <text:p text:style-name="Preformatted_20_Text"><text:tab/><text:tab/>sw = NDS_SWITCH();</text:p>
      <text:p text:style-name="Preformatted_20_Text"/>
      <text:p text:style-name="P2"><text:span text:style-name="T1">if문 순서</text:span></text:p>
      <text:p text:style-name="P2"><text:span text:style-name="T1">BARLED1 가장 왼쪽에서 BARLED2가장 오른쪽으로 넘어가는 부분 </text:span></text:p>
      <text:p text:style-name="P2"><text:span text:style-name="T1">BARLED1 안쪽 에서 왼쪽으로 이동 부분</text:span></text:p>
      <text:p text:style-name="P2"><text:span text:style-name="T1">BARLED2 가장 왼쪽에서 BARLED1가장 오른쪽으로 넘어가는 부분</text:span></text:p>
      <text:p text:style-name="P2"><text:span text:style-name="T1">BARLED2 안쪽 에서 왼쪽으로 이동하는부분</text:span></text:p>
      <text:p text:style-name="Preformatted_20_Text"/>
      <text:p text:style-name="Preformatted_20_Text"><text:tab/><text:tab/>if (((key_pressed == FALSE) &amp;&amp; (sw &amp; KEY_L))) {</text:p>
      <text:p text:style-name="Preformatted_20_Text"/>
      <text:p text:style-name="Preformatted_20_Text"><text:tab/><text:tab/><text:tab/>key_pressed = TRUE;</text:p>
      <text:p text:style-name="Preformatted_20_Text"/>
      <text:p text:style-name="Preformatted_20_Text"><text:tab/><text:tab/><text:tab/>if (Rled_state == 0x80) {</text:p>
      <text:p text:style-name="Preformatted_20_Text"><text:tab/><text:tab/><text:tab/><text:tab/>Rled_state = 0;</text:p>
      <text:p text:style-name="Preformatted_20_Text"><text:tab/><text:tab/><text:tab/><text:tab/>Gled_state = 0x01;</text:p>
      <text:p text:style-name="Preformatted_20_Text"><text:tab/><text:tab/><text:tab/><text:tab/>swap = 1;</text:p>
      <text:p text:style-name="Preformatted_20_Text"><text:soft-page-break/><text:tab/><text:tab/><text:tab/>} else {</text:p>
      <text:p text:style-name="Preformatted_20_Text"><text:tab/><text:tab/><text:tab/><text:tab/>if (swap == 0) {</text:p>
      <text:p text:style-name="Preformatted_20_Text"><text:tab/><text:tab/><text:tab/><text:tab/><text:tab/>Rled_state = Rled_state * 2;</text:p>
      <text:p text:style-name="Preformatted_20_Text"><text:tab/><text:tab/><text:tab/><text:tab/>} else {</text:p>
      <text:p text:style-name="Preformatted_20_Text"><text:tab/><text:tab/><text:tab/><text:tab/><text:tab/>if (Gled_state == 0x80) {</text:p>
      <text:p text:style-name="Preformatted_20_Text"><text:tab/><text:tab/><text:tab/><text:tab/><text:tab/><text:tab/>Rled_state = 0x01;</text:p>
      <text:p text:style-name="Preformatted_20_Text"><text:tab/><text:tab/><text:tab/><text:tab/><text:tab/><text:tab/>Gled_state = 0;</text:p>
      <text:p text:style-name="Preformatted_20_Text"><text:tab/><text:tab/><text:tab/><text:tab/><text:tab/><text:tab/>swap = 0;</text:p>
      <text:p text:style-name="Preformatted_20_Text"><text:tab/><text:tab/><text:tab/><text:tab/><text:tab/>} else {</text:p>
      <text:p text:style-name="Preformatted_20_Text"><text:tab/><text:tab/><text:tab/><text:tab/><text:tab/><text:tab/>Gled_state = Gled_state * 2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/>
      <text:p text:style-name="Preformatted_20_Text"><text:tab/><text:tab/><text:tab/>writeb_virtual_io(BARLED1, Rled_state);</text:p>
      <text:p text:style-name="Preformatted_20_Text"><text:tab/><text:tab/><text:tab/>writeb_virtual_io(BARLED2, Gled_state);</text:p>
      <text:p text:style-name="Preformatted_20_Text"/>
      <text:p text:style-name="Preformatted_20_Text"><text:tab/><text:tab/>}</text:p>
      <text:p text:style-name="Preformatted_20_Text"><text:span text:style-name="T5">if문 순서</text:span></text:p>
      <text:p text:style-name="P2"><text:span text:style-name="T1">BARLED1 가장 오른쪽에서 BARLED2가장 왼쪽으로 넘어가는 부분 </text:span></text:p>
      <text:p text:style-name="P2"><text:span text:style-name="T1">BARLED1 안쪽 에서 왼쪽으로 이동 부분</text:span></text:p>
      <text:p text:style-name="P2"><text:span text:style-name="T1">BARLED2 가장 오른쪽에서 BARLED1가장 왼쪽으로 넘어가는 부분</text:span></text:p>
      <text:p text:style-name="P2"><text:span text:style-name="T1">BARLED2 안쪽 에서 왼쪽으로 이동하는부분</text:span></text:p>
      <text:p text:style-name="Preformatted_20_Text"/>
      <text:p text:style-name="Preformatted_20_Text"><text:tab/><text:tab/>if (((key_pressed == FALSE) &amp;&amp; (sw &amp; KEY_R))) {</text:p>
      <text:p text:style-name="Preformatted_20_Text"><text:tab/><text:tab/><text:tab/>key_pressed = TRUE;</text:p>
      <text:p text:style-name="Preformatted_20_Text"/>
      <text:p text:style-name="Preformatted_20_Text"><text:tab/><text:tab/><text:tab/>if (Rled_state == 1) {</text:p>
      <text:p text:style-name="Preformatted_20_Text"><text:tab/><text:tab/><text:tab/><text:tab/>Rled_state = 0;</text:p>
      <text:p text:style-name="Preformatted_20_Text"><text:tab/><text:tab/><text:tab/><text:tab/>Gled_state = 0x80;</text:p>
      <text:p text:style-name="Preformatted_20_Text"><text:tab/><text:tab/><text:tab/><text:tab/>swap = 1;</text:p>
      <text:p text:style-name="Preformatted_20_Text"><text:tab/><text:tab/><text:tab/>} else {</text:p>
      <text:p text:style-name="Preformatted_20_Text"><text:tab/><text:tab/><text:tab/><text:tab/>if (swap == 0) {</text:p>
      <text:p text:style-name="Preformatted_20_Text"><text:tab/><text:tab/><text:tab/><text:tab/><text:tab/>Rled_state = Rled_state / 2;</text:p>
      <text:p text:style-name="Preformatted_20_Text"><text:tab/><text:tab/><text:tab/><text:tab/>} else {</text:p>
      <text:p text:style-name="Preformatted_20_Text"><text:tab/><text:tab/><text:tab/><text:tab/><text:tab/>if (Gled_state == 1) {</text:p>
      <text:p text:style-name="Preformatted_20_Text"><text:tab/><text:tab/><text:tab/><text:tab/><text:tab/><text:tab/>Rled_state = 0x80;</text:p>
      <text:p text:style-name="Preformatted_20_Text"><text:tab/><text:tab/><text:tab/><text:tab/><text:tab/><text:tab/>Gled_state = 0;</text:p>
      <text:p text:style-name="Preformatted_20_Text"><text:tab/><text:tab/><text:tab/><text:tab/><text:tab/><text:tab/>swap = 0;</text:p>
      <text:p text:style-name="Preformatted_20_Text"><text:tab/><text:tab/><text:tab/><text:tab/><text:tab/>} else {</text:p>
      <text:p text:style-name="Preformatted_20_Text"><text:tab/><text:tab/><text:tab/><text:tab/><text:tab/><text:tab/>Gled_state = Gled_state / 2;</text:p>
      <text:p text:style-name="Preformatted_20_Text"><text:tab/><text:tab/><text:tab/><text:tab/><text:tab/>}</text:p>
      <text:p text:style-name="Preformatted_20_Text"><text:tab/><text:tab/><text:tab/><text:tab/>}</text:p>
      <text:p text:style-name="Preformatted_20_Text"><text:tab/><text:tab/><text:tab/>}</text:p>
      <text:p text:style-name="Preformatted_20_Text"/>
      <text:p text:style-name="Preformatted_20_Text"><text:tab/><text:tab/><text:tab/>writeb_virtual_io(BARLED1, Rled_state);</text:p>
      <text:p text:style-name="Preformatted_20_Text"><text:tab/><text:tab/><text:tab/>writeb_virtual_io(BARLED2, Gled_state);</text:p>
      <text:p text:style-name="Preformatted_20_Text"/>
      <text:p text:style-name="Preformatted_20_Text"><text:tab/><text:tab/>}</text:p>
      <text:p text:style-name="Preformatted_20_Text"/>
      <text:p text:style-name="Preformatted_20_Text"><text:tab/><text:tab/>if ((key_pressed == TRUE) &amp;&amp; (!(sw &amp; KEY_L)) &amp;&amp; (!(sw &amp; KEY_R)))</text:p>
      <text:p text:style-name="Preformatted_20_Text"><text:tab/><text:tab/><text:tab/>key_pressed = FALSE;</text:p>
      <text:p text:style-name="Preformatted_20_Text"/>
      <text:p text:style-name="Preformatted_20_Text"><text:tab/><text:tab/>if (NDS_SWITCH() &amp; KEY_START)</text:p>
      <text:p text:style-name="Preformatted_20_Text"><text:tab/><text:tab/><text:tab/>break;</text:p>
      <text:p text:style-name="Preformatted_20_Text"><text:tab/><text:tab/>vTaskDelay(50);</text:p>
      <text:p text:style-name="Preformatted_20_Text"><text:soft-page-break/><text:tab/>}</text:p>
      <text:p text:style-name="Preformatted_20_Text"><text:tab/>while (NDS_SWITCH() &amp; KEY_START)</text:p>
      <text:p text:style-name="Preformatted_20_Text"><text:tab/><text:tab/>vTaskDelay(10);<text:tab/><text:tab/>// Wait while START KEY is being pressed</text:p>
      <text:p text:style-name="Preformatted_20_Text"><text:tab/>vTaskDelay(10);<text:tab/><text:tab/>// Wait while START KEY is being pressed</text:p>
      <text:p text:style-name="Preformatted_20_Text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맑은고딕" svg:font-family="맑은고딕"/>
    <style:font-face style:name="바탕1" svg:font-family="바탕"/>
    <style:font-face style:name="T4" svg:font-family="T4" style:font-family-generic="swiss"/>
    <style:font-face style:name="T8" svg:font-family="T8" style:font-family-generic="swiss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2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2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바탕1" fo:font-size="10pt" style:font-name-asian="바탕1" style:font-size-asian="10pt" style:font-name-complex="바탕1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kumi sim</meta:initial-creator>
    <meta:creation-date>2012-09-28T14:31:11.11</meta:creation-date>
    <meta:document-statistic meta:table-count="0" meta:image-count="0" meta:object-count="0" meta:page-count="5" meta:paragraph-count="133" meta:word-count="661" meta:character-count="3492"/>
    <dc:date>2012-09-28T15:12:10.76</dc:date>
    <dc:creator>sikumi sim</dc:creator>
    <meta:editing-duration>PT8M38S</meta:editing-duration>
    <meta:editing-cycles>1</meta:editing-cycles>
    <meta:generator>OpenOffice.org/3.3$Win32 OpenOffice.org_project/330m20$Build-9567</meta:generator>
  </office:meta>
</office:document-meta>
</file>